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49000005866B1CBE93.png"/>
  <manifest:file-entry manifest:media-type="image/png" manifest:full-path="Pictures/100002010000084900000586FC1588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8.971cm" svg:y="5.334cm" svg:width="7.999cm" svg:height="5.32cm" draw:z-index="0"><draw:image xlink:href="Pictures/100002010000084900000586FC1588CF.png" xlink:type="simple" xlink:show="embed" xlink:actuate="onLoad"/></draw:frame><draw:frame draw:style-name="fr1" draw:name="grafik3" text:anchor-type="paragraph" svg:x="8.971cm" svg:y="0.026cm" svg:width="8.001cm" svg:height="5.309cm" draw:z-index="1"><draw:image xlink:href="Pictures/1000020100000849000005866B1CBE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9M33S</meta:editing-duration>
    <meta:editing-cycles>7</meta:editing-cycles>
    <meta:generator>OpenOffice/4.1.3$Win32 OpenOffice.org_project/413m1$Build-9783</meta:generator>
    <dc:date>2017-11-30T13:27:32.19</dc:date>
    <dc:creator>Rasmus Liljeberg</dc:creator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